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0000"/>
    </style:style>
    <style:style style:name="P3" style:family="paragraph" style:parent-style-name="Standard" style:list-style-name="L1">
      <style:text-properties fo:color="#1c1c1c"/>
    </style:style>
    <style:style style:name="P4" style:family="paragraph" style:parent-style-name="Standard" style:list-style-name="L2"/>
    <style:style style:name="T1" style:family="text">
      <style:text-properties fo:color="#ff3333"/>
    </style:style>
    <style:style style:name="T2" style:family="text">
      <style:text-properties fo:color="#0000ff"/>
    </style:style>
    <style:style style:name="T3" style:family="text">
      <style:text-properties fo:color="#579d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05337289734981229" text:style-name="L2">
        <text:list-item>
          <text:p text:style-name="P4">Einleitung</text:p>
        </text:list-item>
      </text:list>
      <text:list xml:id="list144621733693733093" text:style-name="L1">
        <text:list-item>
          <text:list>
            <text:list-item>
              <text:p text:style-name="P1">Motivation<text:span text:style-name="T2">[1,3]<text:line-break/></text:span><text:span text:style-name="T1">- traditionelle GUI Frameworks </text:span><text:span text:style-name="T2">[10]<text:line-break/></text:span><text:span text:style-name="T1">- einmaliges implementieren<text:line-break/>- abstrakte Beschreibungsformen<text:line-break/>- GUIs in unterschiedlichen Frameworks<text:line-break/>- Zeitaufwand bei der GUI-Entwicklung</text:span></text:p>
            </text:list-item>
            <text:list-item>
              <text:p text:style-name="P1">Vorgehen<text:line-break/><text:span text:style-name="T1">- Formale Erklärung<text:line-break/>- Nur Prototyp entwickeln</text:span></text:p>
            </text:list-item>
          </text:list>
        </text:list-item>
        <text:list-item>
          <text:p text:style-name="P1">Hinführung zum Thema<text:span text:style-name="T2">[3,4, 10]</text:span></text:p>
          <text:list>
            <text:list-item>
              <text:p text:style-name="P1">Allgemeine Anforderungen an Benutzeroberflächen von profil c/s<text:span text:style-name="T2">[4]</text:span><text:line-break/><text:span text:style-name="T1">- web/standalone Client</text:span><text:span text:style-name="T2">[3]</text:span><text:span text:style-name="T1"><text:line-break/>- Gleicher Aufbau der GUIs</text:span><text:span text:style-name="T2">[siehe auch 1]</text:span></text:p>
            </text:list-item>
            <text:list-item>
              <text:p text:style-name="P1">Umsetzung der Benutzerschnittstellen für mehrere Plattformen in der deg (Ist-Zustand)<text:line-break/><text:span text:style-name="T1">- MC-Framework<text:line-break/><text:tab/>- Architektur<text:line-break/>- einmalige Entwicklung → spart Zeit<text:line-break/>- Swing → Standalone<text:line-break/>- WingS → Web<text:line-break/>- Orientierung an Swing</text:span></text:p>
            </text:list-item>
            <text:list-item>
              <text:p text:style-name="P1">Probleme des Multichannel-Frameworks<text:line-break/><text:span text:style-name="T1">- Veraltete Frameworks<text:line-break/>- schwierige Integration neuer Frameworks<text:line-break/>- Orientierung an Swing<text:line-break/>- Komfortablere Umsetzung, wenn Beschreibung unabhängiger ist → DSL</text:span></text:p>
            </text:list-item>
          </text:list>
        </text:list-item>
        <text:list-item>
          <text:p text:style-name="P1">Domänenspezifische Sprachen<text:span text:style-name="T2">[3]<text:line-break/></text:span><text:span text:style-name="T1">- Erläuterung was in diesem Kapitel alles behandelt wird</text:span></text:p>
          <text:list>
            <text:list-item>
              <text:p text:style-name="P1">Bedeutung<text:span text:style-name="T2">[3,11, 14, 15]</text:span><text:line-break/><text:span text:style-name="T1">- wozu werden sie genutzt (anwendungsmöglichkeiten)<text:line-break/>- Was ist eine Domäne </text:span><text:span text:style-name="T2">[15]</text:span><text:span text:style-name="T1"><text:line-break/>- Beispiele<text:line-break/>- wo und wer nutzt sie ein<text:line-break/>- woraus bestehen sie (syntax, semantik, Vorausetzungen dafür, AST) <text:line-break/>- Ziele </text:span><text:span text:style-name="T2">[3]</text:span><text:span text:style-name="T1"> <text:line-break/>- vertikale vs horizontale DSL </text:span><text:span text:style-name="T2">[14, 15]<text:line-break/></text:span><text:span text:style-name="T1">- Ortogonalität</text:span></text:p>
              <text:list>
                <text:list-item>
                  <text:p text:style-name="P3">Anwendungsmöglichkeiten<text:span text:style-name="T2">[15]</text:span></text:p>
                </text:list-item>
                <text:list-item>
                  <text:p text:style-name="P1">Interne DSL<text:span text:style-name="T2">[14, 15]</text:span><text:line-break/><text:span text:style-name="T1">- Architektur<text:line-break/>- Beispiele <text:line-break/>- transparente vs. Konfigurations-DSLs </text:span><text:span text:style-name="T2">[14, 15]<text:line-break/></text:span><text:span text:style-name="T1">- Angrenzung zu API (Fluent API/Interface)</text:span><text:span text:style-name="T2">[14, 15, 16]</text:span></text:p>
                </text:list-item>
                <text:list-item>
                  <text:p text:style-name="P1">Externe DSL<text:span text:style-name="T2">[14, 15]</text:span><text:line-break/><text:span text:style-name="T1">- Architektur<text:line-break/>- Beispiele </text:span></text:p>
                </text:list-item>
                <text:list-item>
                  <text:p text:style-name="P1">Interne vs. Externe DSL <text:span text:style-name="T2">[15]</text:span><text:line-break/><text:span text:style-name="T1">- was wird häufiger genutzt<text:line-break/>- was ist unabhängiger<text:line-break/>- was ist einfacher zu implementieren<text:line-break/>- Performance</text:span></text:p>
                </text:list-item>
              </text:list>
            </text:list-item>
            <text:list-item>
              <text:p text:style-name="P1">Abgrenzung zu GPL<text:line-break/><text:soft-page-break/><text:span text:style-name="T1">- Gemeinsamkeiten und Unterschiede<text:line-break/>- Beispiele für GPL</text:span></text:p>
            </text:list-item>
            <text:list-item>
              <text:p text:style-name="P1">Vor- und Nachteile von DSL gegenüber GPL<text:span text:style-name="T2">[3, 14]</text:span><text:line-break/><text:span text:style-name="T1">- Entwicklungzeit </text:span><text:span text:style-name="T2">[3]</text:span><text:span text:style-name="T1"><text:line-break/>- Komplexität<text:line-break/>- Verständnis<text:line-break/>- Abstraktion </text:span><text:span text:style-name="T2">[3]</text:span><text:span text:style-name="T1"> </text:span></text:p>
            </text:list-item>
            <text:list-item>
              <text:p text:style-name="P1">Implementierungstechniken<text:span text:style-name="T2">[</text:span><text:a xlink:type="simple" xlink:href="http://www.cs.uni-paderborn.de/fileadmin/Informatik/FG-Kastens/Lehre/Seminare/SLE_WS_2009_10/Vortraege/Schumacher.pdf" text:style-name="Internet_20_link" text:visited-style-name="Visited_20_Internet_20_Link">V1</text:a><text:span text:style-name="T2">, </text:span><text:a xlink:type="simple" xlink:href="http://www-i3.informatik.rwth-aachen.de/files/seminar-ws0607/thema06.pdf" text:style-name="Internet_20_link" text:visited-style-name="Visited_20_Internet_20_Link">Q1</text:a><text:span text:style-name="T2">, 15, </text:span><text:a xlink:type="simple" xlink:href="http://www.st.ewi.tudelft.nl/~arie/papers/dslbib.pdf" text:style-name="Internet_20_link" text:visited-style-name="Visited_20_Internet_20_Link">Q2</text:a><text:span text:style-name="T2">]</text:span><text:line-break/><text:span text:style-name="T1">- Interpreter <text:line-break/>- Übersetzer<text:line-break/>- Präprozessor<text:line-break/>- Einbettung</text:span></text:p>
            </text:list-item>
            <text:list-item>
              <text:p text:style-name="P1">Parser<text:span text:style-name="T2">[14, 15]<text:line-break/></text:span><text:span text:style-name="T1">- Bedeutung</text:span><text:line-break/><text:span text:style-name="T1">- Möglichkeiten<text:line-break/>- Parser<text:line-break/>- Projektoren<text:line-break/>- Beispiele (ANTLR, JavaCC, PetitParser?)</text:span></text:p>
            </text:list-item>
            <text:list-item>
              <text:p text:style-name="P2">Model-Driven-Development<text:span text:style-name="T2">[4,9,15]<text:line-break/></text:span><text:span text:style-name="T1">- Bedeutung<text:line-break/>- Bezug zu DSL<text:line-break/>- META-Model<text:line-break/>- DSL vs DSML<text:line-break/>- Beispiele<text:line-break/>- modelling vs. Programming</text:span></text:p>
            </text:list-item>
          </text:list>
        </text:list-item>
        <text:list-item>
          <text:p text:style-name="P1">Vorstellung der konzeptionellen Lösung für die Entwicklung von GUIs in der deg mittels DSL<text:span text:style-name="T2">[2,3,4,8,10,14]<text:line-break/></text:span><text:span text:style-name="T1">- Grund für DSL </text:span><text:span text:style-name="T2">[14,</text:span><text:a xlink:type="simple" xlink:href="http://www-i3.informatik.rwth-aachen.de/files/seminar-ws0607/thema06.pdf" text:style-name="Internet_20_link" text:visited-style-name="Visited_20_Internet_20_Link">Q1</text:a><text:span text:style-name="T2">]</text:span></text:p>
          <text:list>
            <text:list-item>
              <text:p text:style-name="P1">Architektur<text:line-break/><text:span text:style-name="T1">- Beschreibung in DSL<text:line-break/>- Generatoren generieren frameworkspezifischen Code</text:span></text:p>
            </text:list-item>
            <text:list-item>
              <text:p text:style-name="P1"><text:s/>Vorteile gegenüber dem Multichannel-Framework<text:span text:style-name="T2">[15]</text:span><text:line-break/><text:span text:style-name="T1">- Austauschbarkeit<text:line-break/>- Abhängigkeit<text:line-break/>- Integration in profil c/s<text:line-break/>- Aktualität<text:line-break/>- Know-How<text:line-break/>- Ausdruckskraft<text:line-break/>- Abstraktion (Linguistische vs. Integrierte) </text:span><text:span text:style-name="T2">[15]</text:span></text:p>
            </text:list-item>
          </text:list>
        </text:list-item>
        <text:list-item>
          <text:p text:style-name="P1">Notwendigkeit einer neuen DSL<text:span text:style-name="T2">[3,8]</text:span></text:p>
          <text:list>
            <text:list-item>
              <text:p text:style-name="P1">Beschreibung der Anforderungen an das GUI<text:span text:style-name="T2">[8]</text:span></text:p>
            </text:list-item>
            <text:list-item>
              <text:p text:style-name="P1">Kurzanalyse ausgewählter DSL zur Beschreibung von GUIs</text:p>
            </text:list-item>
          </text:list>
        </text:list-item>
        <text:list-item>
          <text:p text:style-name="P1">Evaluation des Frameworks zur Entwicklung der DSL<text:span text:style-name="T2">[3]</text:span></text:p>
          <text:list>
            <text:list-item>
              <text:p text:style-name="P1">Vorstellung ausgewählter Frameworks</text:p>
              <text:list>
                <text:list-item>
                  <text:p text:style-name="P1">PetitParser<text:span text:style-name="T2">[14]</text:span></text:p>
                </text:list-item>
                <text:list-item>
                  <text:p text:style-name="P1">Xtext <text:span text:style-name="T2">[15]</text:span></text:p>
                </text:list-item>
                <text:list-item>
                  <text:p text:style-name="P1">MPS <text:span text:style-name="T2">[15]</text:span></text:p>
                </text:list-item>
              </text:list>
            </text:list-item>
            <text:list-item>
              <text:p text:style-name="P1">Vergleich und Bewertung der vorgestellten Frameworks<text:span text:style-name="T2">[14]<text:line-break/></text:span><text:span text:style-name="T1">- Bewertung bzgl. der Thematik GUI<text:line-break/>- Matrix<text:line-break/>- warum ist extern besser als intern<text:line-break/>- know how in der deg<text:line-break/></text:span><text:soft-page-break/><text:span text:style-name="T1">- Anpassbarkeit der Generatoren<text:line-break/>- Tooling</text:span></text:p>
            </text:list-item>
          </text:list>
        </text:list-item>
        <text:list-item>
          <text:p text:style-name="P1">Grobkonzept der Sprache und eines Generators<text:span text:style-name="T2">[8]<text:line-break/></text:span><text:span text:style-name="T1">- Analyse (FODA, DEAL</text:span><text:span text:style-name="T2">[13]</text:span><text:span text:style-name="T1">)</text:span><text:span text:style-name="T2">[11]<text:line-break/></text:span><text:span text:style-name="T1">-</text:span><text:span text:style-name="T2"> </text:span><text:span text:style-name="T1">Probleme bei der Analyse </text:span><text:span text:style-name="T2">[12]<text:line-break/></text:span><text:span text:style-name="T1">- analyse von Stereotypen</text:span><text:span text:style-name="T2">[12]<text:line-break/></text:span><text:span text:style-name="T1">- Genauigkeit vs. Algorithmen</text:span><text:span text:style-name="T2"> [15]<text:line-break/></text:span><text:span text:style-name="T1">- was wird gebraucht</text:span><text:span text:style-name="T2"> [15]<text:line-break/></text:span><text:span text:style-name="T1">- Wichtigkeit von reviews </text:span><text:span text:style-name="T2">[15]</text:span></text:p>
          <text:list>
            <text:list-item>
              <text:p text:style-name="P1">Notwendige Features der neuen DSL<text:span text:style-name="T2">[8]</text:span></text:p>
            </text:list-item>
            <text:list-item>
              <text:p text:style-name="P1">Notwendige Features eines Generators<text:span text:style-name="T2">[8]</text:span></text:p>
            </text:list-item>
          </text:list>
        </text:list-item>
        <text:list-item>
          <text:p text:style-name="P1">Entwicklung einer DSL zur Beschreibung der GUI in profil c/s<text:span text:style-name="T2">[8]</text:span></text:p>
          <text:list>
            <text:list-item>
              <text:p text:style-name="P1">Vorstellung elementarer Beispiele von GUIs aus profil c/s</text:p>
            </text:list-item>
            <text:list-item>
              <text:p text:style-name="P1">Analyse der Metadaten der GUI<text:span text:style-name="T2">[11,12,13 siehe Kommentare zu 7.]<text:line-break/></text:span><text:span text:style-name="T1">- separation of concerns </text:span><text:span text:style-name="T2">[15]<text:line-break/></text:span><text:span text:style-name="T1">- Sprach Module </text:span><text:span text:style-name="T2">[15]</text:span></text:p>
            </text:list-item>
            <text:list-item>
              <text:p text:style-name="P1">Syntax<text:span text:style-name="T2">[8,15]</text:span><text:line-break/><text:span text:style-name="T1">- abstrakte<text:line-break/>- konkrete</text:span></text:p>
            </text:list-item>
            <text:list-item>
              <text:p text:style-name="P1">Semantik<text:span text:style-name="T2">[8,15]</text:span><text:line-break/><text:span text:style-name="T1">- ausführbare<text:line-break/>- statische (constraints) </text:span><text:span text:style-name="T2">[15]</text:span></text:p>
            </text:list-item>
          </text:list>
        </text:list-item>
        <text:list-item>
          <text:p text:style-name="P1">Entwicklung des Generators für das Generieren von Klassen für das Multichannel-Framework<text:span text:style-name="T2">[8]</text:span></text:p>
          <text:list>
            <text:list-item>
              <text:p text:style-name="P1">Syntax und Semantik für die Beschreibung der GUIs</text:p>
            </text:list-item>
            <text:list-item>
              <text:p text:style-name="P1">Umsetzung des frameworkspezifischen Generators<text:line-break/><text:span text:style-name="T1">- Layout</text:span></text:p>
            </text:list-item>
          </text:list>
        </text:list-item>
        <text:list-item>
          <text:p text:style-name="P1">Zusammenfassung und Ausblick<text:span text:style-name="T2">[2,3,10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3T15:03:23.85</meta:creation-date>
    <dc:date>2014-12-04T16:38:50.86</dc:date>
    <dc:creator>Niels Gundermann</dc:creator>
    <meta:editing-duration>PT8H1M14S</meta:editing-duration>
    <meta:editing-cycles>32</meta:editing-cycles>
    <meta:generator>OpenOffice/4.1.1$Win32 OpenOffice.org_project/411m6$Build-9775</meta:generator>
    <meta:document-statistic meta:table-count="0" meta:image-count="0" meta:object-count="0" meta:page-count="3" meta:paragraph-count="42" meta:word-count="571" meta:character-count="3932"/>
  </office:meta>
</office:document-meta>
</file>